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size-asian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8cm" svg:height="1.6cm" svg:x="2.903cm" svg:y="2.203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2cm" svg:y="2.20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2cm" svg:y="2.20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1cm" svg:y="2.201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1cm" svg:y="2.201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2cm" svg:y="2.20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1cm" svg:y="2.201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1cm" svg:y="2.201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cm" svg:y="2.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cm" svg:y="2.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2cm" svg:y="2.20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1cm" svg:y="2.201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01cm" svg:y="2.201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6cm" svg:x="2.9cm" svg:y="2.2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cm" svg:height="1.6cm" svg:x="2.9cm" svg:y="2.4cm">
          <text:p text:style-name="P1">客户浏览器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5cm" svg:height="3.3cm" svg:x="9.6cm" svg:y="1.5cm">
          <text:p text:style-name="P1">服务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7cm" svg:y1="3.2cm" svg:x2="9.6cm" svg:y2="3.15cm" draw:start-shape="id1" draw:start-glue-point="1" draw:end-shape="id2" svg:d="m6700 3200h1450v-50h1450" svg:viewBox="0 0 2901 51">
          <text:p text:style-name="P2">数据</text:p>
        </draw:connector>
        <draw:custom-shape draw:style-name="gr1" draw:text-style-name="P1" xml:id="id8" draw:id="id8" draw:layer="layout" svg:width="3.9cm" svg:height="1.8cm" svg:x="0.1cm" svg:y="11cm">
          <text:p text:style-name="P1">用户浏览器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3cm" svg:height="1.8cm" svg:x="6.8cm" svg:y="11cm">
          <text:p text:style-name="P1">消息解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5cm" svg:height="2cm" svg:x="13.8cm" svg:y="15.2cm">
          <text:p text:style-name="P1">消息发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9cm" svg:height="2cm" svg:x="23.1cm" svg:y="9.9cm">
          <text:p text:style-name="P1">用户状态管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.2cm" svg:height="2.3cm" svg:x="13.2cm" svg:y="7.6cm">
          <text:p text:style-name="P1">注册管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5.5cm" svg:height="2.3cm" svg:x="13.8cm" svg:y="10.8cm">
          <text:p text:style-name="P1">登陆管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2.1cm" svg:y1="11.9cm" svg:x2="13.2cm" svg:y2="8.75cm" draw:start-shape="id3" draw:end-shape="id4" svg:d="m12100 11900h551v-3150h549" svg:viewBox="0 0 1101 3151">
          <text:p/>
        </draw:connector>
        <draw:connector draw:style-name="gr3" draw:text-style-name="P2" draw:layer="layout" svg:x1="12.1cm" svg:y1="11.9cm" svg:x2="13.8cm" svg:y2="11.95cm" draw:start-shape="id3" draw:start-glue-point="10" draw:end-shape="id5" draw:end-glue-point="6" svg:d="m12100 11900h851v50h849" svg:viewBox="0 0 1701 51">
          <text:p/>
        </draw:connector>
        <draw:connector draw:style-name="gr3" draw:text-style-name="P2" draw:layer="layout" svg:x1="12.1cm" svg:y1="11.9cm" svg:x2="13.8cm" svg:y2="16.2cm" draw:start-shape="id3" draw:end-shape="id6" draw:end-glue-point="6" svg:d="m12100 11900h851v4300h849" svg:viewBox="0 0 1701 4301">
          <text:p/>
        </draw:connector>
        <draw:connector draw:style-name="gr3" draw:text-style-name="P2" draw:layer="layout" svg:x1="18.4cm" svg:y1="8.75cm" svg:x2="23.1cm" svg:y2="10.9cm" draw:start-shape="id4" draw:start-glue-point="10" draw:end-shape="id7" draw:end-glue-point="6" svg:d="m18400 8750h2351v2150h2349" svg:viewBox="0 0 4701 2151">
          <text:p/>
        </draw:connector>
        <draw:connector draw:style-name="gr3" draw:text-style-name="P2" draw:layer="layout" svg:x1="19.3cm" svg:y1="11.95cm" svg:x2="23.1cm" svg:y2="10.9cm" draw:start-shape="id5" draw:start-glue-point="10" draw:end-shape="id7" draw:end-glue-point="6" svg:d="m19300 11950h1901v-1050h1899" svg:viewBox="0 0 3801 1051">
          <text:p/>
        </draw:connector>
        <draw:connector draw:style-name="gr3" draw:text-style-name="P2" draw:layer="layout" svg:x1="16.55cm" svg:y1="17.2cm" svg:x2="2.05cm" svg:y2="12.8cm" draw:start-shape="id6" draw:start-glue-point="8" draw:end-shape="id8" svg:d="m16550 17200v502h-14500v-4902" svg:viewBox="0 0 14501 4903">
          <text:p/>
        </draw:connector>
        <draw:connector draw:style-name="gr3" draw:text-style-name="P2" draw:layer="layout" svg:x1="4cm" svg:y1="11.9cm" svg:x2="6.8cm" svg:y2="11.9cm" draw:start-shape="id8" draw:end-shape="id3" draw:end-glue-point="6" svg:d="m4000 11900h2800" svg:viewBox="0 0 2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1T17:52:09</meta:creation-date>
    <dc:date>2015-10-31T18:15:28</dc:date>
    <meta:editing-duration>PT7M33S</meta:editing-duration>
    <meta:editing-cycles>1</meta:editing-cycles>
    <meta:document-statistic meta:object-count="30"/>
    <meta:generator>LibreOffice/3.5$Linux_x86 LibreOffice_project/350m1$Build-2</meta:generator>
  </office:meta>
</office:document-meta>
</file>